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draw:fill="hatch" draw:fill-color="#999999" draw:fill-hatch-name="Snow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stroke-dash="Ultrafine_20_Dashed" draw:fill="hatch" draw:fill-color="#666666" draw:fill-hatch-name="Black_20_-45_20_Degrees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Ultrafine_20_Dashed" draw:fill="hatch" draw:fill-color="#e6e6e6" draw:fill-hatch-name="Black_20_45_20_Degrees_20_Wide" draw:textarea-horizontal-align="justify" draw:textarea-vertical-align="middle" draw:auto-grow-height="false"/>
    </style:style>
    <style:style style:name="gr4" style:family="graphic" style:parent-style-name="standard">
      <style:graphic-properties svg:stroke-width="0.051cm" draw:marker-start-width="0.352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dash" draw:stroke-dash="Fine_20_Dashed_20__28_var_29_"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dash" draw:stroke-dash="Fine_20_Dashed_20__28_var_29_" svg:stroke-width="0.051cm" draw:marker-start="Arrow" draw:marker-start-width="0.381cm" draw:marker-end="" draw:marker-end-width="0.376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601cm"/>
    </style:style>
    <style:style style:name="gr11" style:family="graphic" style:parent-style-name="standard">
      <style:graphic-properties draw:stroke="dash" draw:stroke-dash="Fine_20_Dashed_20__28_var_29_" svg:stroke-width="0.051cm" draw:marker-start="Arrow" draw:marker-start-width="0.381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dash" draw:stroke-dash="Fine_20_Dashed_20__28_var_29_" svg:stroke-width="0.102cm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4pt" fo:font-style="italic" style:font-size-asian="14pt" style:font-style-asian="italic" style:font-size-complex="14pt" style:font-style-complex="italic"/>
    </style:style>
    <style:style style:name="P4" style:family="paragraph">
      <style:text-properties fo:color="#000000"/>
    </style:style>
    <style:style style:name="P5" style:family="paragraph">
      <style:text-properties fo:color="#000000" fo:font-size="14pt" fo:font-style="italic" style:font-size-asian="14pt" style:font-style-asian="italic" style:font-size-complex="14pt" style:font-style-complex="italic"/>
    </style:style>
    <style:style style:name="P6" style:family="paragraph">
      <style:text-properties style:use-window-font-color="true"/>
    </style:style>
    <style:style style:name="P7" style:family="paragraph">
      <style:text-properties style:use-window-font-color="true"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fo:color="#000000"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55cm" svg:height="1.21cm" svg:x="6.08cm" svg:y="8.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255cm" svg:height="2.549cm" svg:x="6.082cm" svg:y="9.8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255cm" svg:height="1.27cm" svg:x="6.08cm" svg:y="7.3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915cm" svg:y1="3.54cm" svg:x2="6.915cm" svg:y2="7.38cm">
          <text:p/>
        </draw:line>
        <draw:line draw:style-name="gr5" draw:text-style-name="P1" draw:layer="layout" svg:x1="8.45cm" svg:y1="7.355cm" svg:x2="8.45cm" svg:y2="3.54cm">
          <text:p/>
        </draw:line>
        <draw:frame draw:style-name="gr6" draw:text-style-name="P2" draw:layer="layout" svg:width="3.233cm" svg:height="0.806cm" draw:transform="rotate (1.5707963267946) translate (6.034cm 6.889cm)">
          <draw:text-box>
            <text:p><text:span text:style-name="T1">Precipitation</text:span></text:p>
          </draw:text-box>
        </draw:frame>
        <draw:line draw:style-name="gr7" draw:text-style-name="P1" draw:layer="layout" svg:x1="7.115cm" svg:y1="3.541cm" svg:x2="7.115cm" svg:y2="7.381cm">
          <text:p/>
        </draw:line>
        <draw:line draw:style-name="gr7" draw:text-style-name="P1" draw:layer="layout" svg:x1="8.65cm" svg:y1="7.355cm" svg:x2="8.65cm" svg:y2="3.54cm">
          <text:p/>
        </draw:line>
        <draw:frame draw:style-name="gr6" draw:text-style-name="P2" draw:layer="layout" svg:width="3.148cm" svg:height="0.806cm" draw:transform="rotate (1.5707963267946) translate (7.698cm 7.343cm)">
          <draw:text-box>
            <text:p><text:span text:style-name="T1">Evaporation</text:span></text:p>
          </draw:text-box>
        </draw:frame>
        <draw:line draw:style-name="gr7" draw:text-style-name="P1" draw:layer="layout" svg:x1="9.655cm" svg:y1="7.35cm" svg:x2="9.655cm" svg:y2="5.445cm">
          <text:p/>
        </draw:line>
        <draw:line draw:style-name="gr8" draw:text-style-name="P1" draw:layer="layout" svg:x1="9.955cm" svg:y1="7.351cm" svg:x2="9.955cm" svg:y2="5.446cm">
          <text:p/>
        </draw:line>
        <draw:frame draw:style-name="gr6" draw:text-style-name="P2" draw:layer="layout" svg:width="5.142cm" svg:height="0.806cm" svg:x="9.215cm" svg:y="4.47cm">
          <draw:text-box>
            <text:p><text:span text:style-name="T1">Short-Wave radiation</text:span></text:p>
          </draw:text-box>
        </draw:frame>
        <draw:line draw:style-name="gr7" draw:text-style-name="P1" draw:layer="layout" svg:x1="11.155cm" svg:y1="7.35cm" svg:x2="11.155cm" svg:y2="6.08cm">
          <text:p/>
        </draw:line>
        <draw:line draw:style-name="gr8" draw:text-style-name="P1" draw:layer="layout" svg:x1="11.455cm" svg:y1="7.351cm" svg:x2="11.455cm" svg:y2="6.081cm">
          <text:p/>
        </draw:line>
        <draw:frame draw:style-name="gr6" draw:text-style-name="P2" draw:layer="layout" svg:width="3.017cm" svg:height="1.361cm" svg:x="11.515cm" svg:y="5.77cm">
          <draw:text-box>
            <text:p><text:span text:style-name="T1">Long-Wave</text:span></text:p>
            <text:p><text:span text:style-name="T1">radiation</text:span></text:p>
          </draw:text-box>
        </draw:frame>
        <draw:line draw:style-name="gr5" draw:text-style-name="P1" draw:layer="layout" svg:x1="14.135cm" svg:y1="7.785cm" svg:x2="15.405cm" svg:y2="7.785cm">
          <text:p/>
        </draw:line>
        <draw:line draw:style-name="gr7" draw:text-style-name="P1" draw:layer="layout" svg:x1="14.135cm" svg:y1="8.285cm" svg:x2="15.405cm" svg:y2="8.285cm">
          <text:p/>
        </draw:line>
        <draw:frame draw:style-name="gr6" draw:text-style-name="P2" draw:layer="layout" svg:width="2.077cm" svg:height="1.361cm" svg:x="15.305cm" svg:y="7.35cm">
          <draw:text-box>
            <text:p><text:span text:style-name="T1">Liquid</text:span></text:p>
            <text:p><text:span text:style-name="T1">outflow</text:span></text:p>
          </draw:text-box>
        </draw:frame>
        <draw:frame draw:style-name="gr9" draw:text-style-name="P3" draw:layer="layout" svg:width="1.742cm" svg:height="0.806cm" svg:x="11.188cm" svg:y="7.594cm">
          <draw:text-box>
            <text:p><text:span text:style-name="T2">Snow</text:span></text:p>
          </draw:text-box>
        </draw:frame>
        <draw:frame draw:style-name="gr9" draw:text-style-name="P5" draw:layer="layout" svg:width="2.737cm" svg:height="0.806cm" svg:x="11.189cm" svg:y="8.866cm">
          <draw:text-box>
            <text:p text:style-name="P4"><text:span text:style-name="T3">Upper soil</text:span></text:p>
          </draw:text-box>
        </draw:frame>
        <draw:frame draw:style-name="gr10" draw:text-style-name="P2" draw:layer="layout" svg:width="3.736cm" svg:height="1.916cm" svg:x="2.935cm" svg:y="8.914cm">
          <draw:text-box>
            <text:p><text:span text:style-name="T1">Heat flux</text:span></text:p>
            <text:p><text:span text:style-name="T1">at deep soil interface</text:span></text:p>
          </draw:text-box>
        </draw:frame>
        <draw:frame draw:style-name="gr9" draw:text-style-name="P7" draw:layer="layout" svg:width="2.572cm" svg:height="0.806cm" svg:x="11.19cm" svg:y="10.666cm">
          <draw:text-box>
            <text:p text:style-name="P6"><text:span text:style-name="T4">Deep soil</text:span></text:p>
          </draw:text-box>
        </draw:frame>
        <draw:line draw:style-name="gr11" draw:text-style-name="P1" draw:layer="layout" svg:x1="6.715cm" svg:y1="10.96cm" svg:x2="6.715cm" svg:y2="8.955cm">
          <text:p/>
        </draw:line>
        <draw:custom-shape draw:style-name="gr12" draw:text-style-name="P1" draw:layer="layout" svg:width="8.255cm" svg:height="2.54cm" svg:x="6.08cm" svg:y="7.3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hatch draw:name="Snow" draw:style="single" draw:color="#000000" draw:distance="0.305cm" draw:rotation="1350"/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vid Kneis</meta:initial-creator>
    <meta:creation-date>2010-12-22T17:27:34</meta:creation-date>
    <meta:generator>OpenOffice.org/3.2$Linux OpenOffice.org_project/320m12$Build-9483</meta:generator>
    <dc:date>2010-12-27T15:49:59</dc:date>
    <dc:creator>David Kneis</dc:creator>
    <meta:editing-duration>PT00H39M09S</meta:editing-duration>
    <meta:editing-cycles>2</meta:editing-cycles>
    <meta:document-statistic meta:object-count="24"/>
  </office:meta>
</office:document-meta>
</file>